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5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6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7" style:family="paragraph" style:parent-style-name="Standard">
      <style:text-properties fo:font-size="10pt" fo:language="en" fo:country="US" officeooo:rsid="0058a1de" officeooo:paragraph-rsid="0058a1de" style:font-size-asian="10pt" style:font-size-complex="10pt"/>
    </style:style>
    <style:style style:name="P8" style:family="paragraph" style:parent-style-name="Standard">
      <style:text-properties fo:font-size="10pt" fo:language="en" fo:country="US" officeooo:rsid="0058a1de" officeooo:paragraph-rsid="006af892" style:font-size-asian="10pt" style:font-size-complex="10pt"/>
    </style:style>
    <style:style style:name="P9" style:family="paragraph" style:parent-style-name="Standard">
      <style:text-properties fo:font-size="10pt" fo:language="en" fo:country="US" officeooo:rsid="0058a1de" officeooo:paragraph-rsid="006d5e48" style:font-size-asian="10pt" style:font-size-complex="10pt"/>
    </style:style>
    <style:style style:name="P10" style:family="paragraph" style:parent-style-name="Standard">
      <style:text-properties fo:font-size="10pt" fo:language="en" fo:country="US" officeooo:rsid="0019c138" officeooo:paragraph-rsid="006d5e48" style:font-size-asian="10pt" style:font-size-complex="10pt"/>
    </style:style>
    <style:style style:name="P11" style:family="paragraph" style:parent-style-name="Standard">
      <style:text-properties fo:font-size="10pt" fo:language="en" fo:country="US" officeooo:rsid="00169fb3" officeooo:paragraph-rsid="006af892" style:font-size-asian="10pt" style:font-size-complex="10pt"/>
    </style:style>
    <style:style style:name="P12" style:family="paragraph" style:parent-style-name="Standard">
      <style:text-properties fo:font-size="10pt" fo:language="en" fo:country="US" officeooo:rsid="00169fb3" officeooo:paragraph-rsid="006d5e48" style:font-size-asian="10pt" style:font-size-complex="10pt"/>
    </style:style>
    <style:style style:name="P13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14" style:family="paragraph" style:parent-style-name="Standard">
      <style:text-properties fo:font-size="10pt" fo:language="en" fo:country="US" style:text-underline-style="none" officeooo:rsid="00169fb3" officeooo:paragraph-rsid="006af892" style:font-size-asian="10pt" style:font-size-complex="10pt"/>
    </style:style>
    <style:style style:name="P15" style:family="paragraph" style:parent-style-name="Standard">
      <style:text-properties fo:font-size="10pt" fo:language="en" fo:country="US" style:text-underline-style="none" officeooo:rsid="00169fb3" officeooo:paragraph-rsid="006d5e48" style:font-size-asian="10pt" style:font-size-complex="10pt"/>
    </style:style>
    <style:style style:name="P16" style:family="paragraph" style:parent-style-name="Standard">
      <style:text-properties fo:font-size="10pt" fo:language="en" fo:country="US" style:text-underline-style="none" officeooo:rsid="0058a1de" officeooo:paragraph-rsid="00660ce0" style:font-size-asian="10pt" style:font-size-complex="10pt"/>
    </style:style>
    <style:style style:name="P17" style:family="paragraph" style:parent-style-name="Standard">
      <style:text-properties fo:font-size="10pt" fo:language="en" fo:country="US" style:text-underline-style="none" officeooo:rsid="0058a1de" officeooo:paragraph-rsid="006af892" style:font-size-asian="10pt" style:font-size-complex="10pt"/>
    </style:style>
    <style:style style:name="P18" style:family="paragraph" style:parent-style-name="Standard">
      <style:text-properties fo:font-size="10pt" fo:language="en" fo:country="US" style:text-underline-style="none" officeooo:rsid="0058a1de" officeooo:paragraph-rsid="006d5e48" style:font-size-asian="10pt" style:font-size-complex="10pt"/>
    </style:style>
    <style:style style:name="P19" style:family="paragraph" style:parent-style-name="Standard">
      <style:text-properties fo:font-size="10pt" officeooo:paragraph-rsid="00660ce0" style:font-size-asian="8.75pt" style:font-size-complex="10pt"/>
    </style:style>
    <style:style style:name="P20" style:family="paragraph" style:parent-style-name="Standard">
      <style:text-properties fo:font-size="10pt" style:text-underline-style="none" officeooo:paragraph-rsid="006d5e48" style:font-size-asian="8.75pt" style:font-size-complex="10pt"/>
    </style:style>
    <style:style style:name="P21" style:family="paragraph" style:parent-style-name="Table_20_Contents">
      <style:text-properties fo:font-size="10pt" fo:language="en" fo:country="US" officeooo:rsid="0058a1de" officeooo:paragraph-rsid="0058a1de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58a1de" officeooo:paragraph-rsid="00660ce0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58a1de" officeooo:paragraph-rsid="006af892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58a1de" officeooo:paragraph-rsid="006d5e48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59c210" officeooo:paragraph-rsid="0059c210" style:font-size-asian="10pt" style:font-size-complex="10pt"/>
    </style:style>
    <style:style style:name="P26" style:family="paragraph" style:parent-style-name="Table_20_Contents">
      <loext:graphic-properties draw:fill="solid" draw:fill-color="#cccccc" draw:opacity="100%"/>
      <style:paragraph-properties fo:background-color="#cccccc"/>
      <style:text-properties fo:font-size="10pt" fo:language="en" fo:country="US" officeooo:rsid="0059c210" officeooo:paragraph-rsid="0059c210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9c210" officeooo:paragraph-rsid="006af892" style:font-size-asian="10pt" style:font-size-complex="10pt"/>
    </style:style>
    <style:style style:name="P28" style:family="paragraph" style:parent-style-name="Table_20_Contents">
      <loext:graphic-properties draw:fill="solid" draw:fill-color="#cccccc" draw:opacity="100%"/>
      <style:paragraph-properties fo:background-color="#cccccc"/>
      <style:text-properties fo:font-size="10pt" fo:language="en" fo:country="US" officeooo:rsid="0059c210" officeooo:paragraph-rsid="006af892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59c210" officeooo:paragraph-rsid="006bfe3e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59c210" officeooo:paragraph-rsid="006d5e48" style:font-size-asian="10pt" style:font-size-complex="10pt"/>
    </style:style>
    <style:style style:name="P31" style:family="paragraph" style:parent-style-name="Table_20_Contents">
      <loext:graphic-properties draw:fill="solid" draw:fill-color="#cccccc" draw:opacity="100%"/>
      <style:paragraph-properties fo:background-color="#cccccc"/>
      <style:text-properties fo:font-size="10pt" fo:language="en" fo:country="US" officeooo:rsid="0059c210" officeooo:paragraph-rsid="006d5e48" style:font-size-asian="10pt" style:font-size-complex="10pt"/>
    </style:style>
    <style:style style:name="P32" style:family="paragraph" style:parent-style-name="Table_20_Contents">
      <loext:graphic-properties draw:fill="solid" draw:fill-color="#cccccc" draw:opacity="100%"/>
      <style:paragraph-properties fo:background-color="#cccccc"/>
      <style:text-properties fo:font-size="10pt" fo:language="en" fo:country="US" officeooo:rsid="005b6a41" officeooo:paragraph-rsid="005b6a41" style:font-size-asian="10pt" style:font-size-complex="10pt"/>
    </style:style>
    <style:style style:name="P33" style:family="paragraph" style:parent-style-name="Table_20_Contents">
      <loext:graphic-properties draw:fill="solid" draw:fill-color="#cccccc" draw:opacity="100%"/>
      <style:paragraph-properties fo:background-color="#cccccc"/>
      <style:text-properties fo:font-size="10pt" fo:language="en" fo:country="US" officeooo:rsid="005b6a41" officeooo:paragraph-rsid="006af892" style:font-size-asian="10pt" style:font-size-complex="10pt"/>
    </style:style>
    <style:style style:name="P34" style:family="paragraph" style:parent-style-name="Table_20_Contents">
      <loext:graphic-properties draw:fill="solid" draw:fill-color="#cccccc" draw:opacity="100%"/>
      <style:paragraph-properties fo:background-color="#cccccc"/>
      <style:text-properties fo:font-size="10pt" fo:language="en" fo:country="US" officeooo:rsid="005b6a41" officeooo:paragraph-rsid="006d5e48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357504" officeooo:paragraph-rsid="006af892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357504" officeooo:paragraph-rsid="006d5e48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5e2909" officeooo:paragraph-rsid="005e2909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5e2909" officeooo:paragraph-rsid="006af892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5e2909" officeooo:paragraph-rsid="006d5e48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623239" officeooo:paragraph-rsid="00623239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623239" officeooo:paragraph-rsid="00660ce0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623239" officeooo:paragraph-rsid="006af892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623239" officeooo:paragraph-rsid="006d5e48" style:font-size-asian="10pt" style:font-size-complex="10pt"/>
    </style:style>
    <style:style style:name="P45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169fb3" officeooo:paragraph-rsid="00660ce0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169fb3" officeooo:paragraph-rsid="006af892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169fb3" officeooo:paragraph-rsid="006d5e48" style:font-size-asian="10pt" style:font-size-complex="10pt"/>
    </style:style>
    <style:style style:name="P49" style:family="paragraph" style:parent-style-name="Table_20_Contents">
      <style:text-properties fo:font-size="10pt" fo:language="en" fo:country="US" officeooo:paragraph-rsid="00660ce0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660ce0" officeooo:paragraph-rsid="00660ce0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660ce0" officeooo:paragraph-rsid="006af892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660ce0" officeooo:paragraph-rsid="006d5e48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2ff15a" officeooo:paragraph-rsid="006af892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2ff15a" officeooo:paragraph-rsid="006d5e48" style:font-size-asian="10pt" style:font-size-complex="10pt"/>
    </style:style>
    <style:style style:name="P55" style:family="paragraph" style:parent-style-name="Table_20_Contents">
      <style:text-properties fo:font-size="10pt" fo:language="en" fo:country="US" officeooo:paragraph-rsid="006af892" style:font-size-asian="10pt" style:font-size-complex="10pt"/>
    </style:style>
    <style:style style:name="P56" style:family="paragraph" style:parent-style-name="Table_20_Contents">
      <style:text-properties fo:font-size="10pt" fo:language="en" fo:country="US" officeooo:paragraph-rsid="006d5e48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58a1de"/>
    </style:style>
    <style:style style:name="T3" style:family="text">
      <style:text-properties officeooo:rsid="0059c210"/>
    </style:style>
    <style:style style:name="T4" style:family="text">
      <style:text-properties officeooo:rsid="005d4ca4"/>
    </style:style>
    <style:style style:name="T5" style:family="text">
      <style:text-properties officeooo:rsid="005ecd0d"/>
    </style:style>
    <style:style style:name="T6" style:family="text">
      <style:text-properties officeooo:rsid="00623239"/>
    </style:style>
    <style:style style:name="T7" style:family="text">
      <style:text-properties officeooo:rsid="00660ce0"/>
    </style:style>
    <style:style style:name="T8" style:family="text">
      <style:text-properties officeooo:rsid="006728b6"/>
    </style:style>
    <style:style style:name="T9" style:family="text">
      <style:text-properties officeooo:rsid="0067f980"/>
    </style:style>
    <style:style style:name="T10" style:family="text">
      <style:text-properties officeooo:rsid="00695e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ATURE <text:span text:style-name="T1"><text:s text:c="132"/></text:span></text:p>
      <text:p text:style-name="P6"/>
      <text:p text:style-name="P7">MEASURING PERFORMANCE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HOOSE TOOL FOR <text:bookmark-start text:name="__DdeLink__386_231186456"/>LOAD / VOLUME TESTING<text:bookmark-end text:name="__DdeLink__386_231186456"/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1">CREATE TEST CASES FOR LOAD / VOLUME TESTING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1">RUN TEST CASES FOR LOAD / VOLUME TESTING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1">SAVE RESULTS OF LOAD / VOLUME TEST<text:span text:style-name="T3">S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1">CHECK RESPONSE TIMES IN BROWSER (NETWORK)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1"><text:span text:style-name="T2">SAVE</text:span> RESPONSE TIMES MEASURED IN BROWSER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5">PRIORITIZE PERFORMANCE <text:bookmark-start text:name="__DdeLink__408_231186456"/>BOTTLENECKS<text:bookmark-end text:name="__DdeLink__408_231186456"/></text:p>
          </table:table-cell>
          <table:table-cell table:style-name="Table1.B2" office:value-type="string">
            <text:p text:style-name="P1"/>
          </table:table-cell>
        </table:table-row>
      </table:table>
      <text:p text:style-name="P6"/>
      <text:p text:style-name="P7">OPTIMIZATION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6">API CALLS</text:p>
          </table:table-cell>
          <table:covered-table-cell/>
        </table:table-row>
        <table:table-row>
          <table:table-cell table:style-name="Table2.A2" office:value-type="string">
            <text:p text:style-name="P25">REMOVE UNNECESSARY <text:span text:style-name="T4">API </text:span>CALLS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5"><text:bookmark-start text:name="__DdeLink__389_231186456"/>REPLACE A NUMBER OF SINGLE CALLS WITH BULK REQUEST<text:bookmark-end text:name="__DdeLink__389_231186456"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B2" table:number-columns-spanned="2" office:value-type="string">
            <text:p text:style-name="P26">DATABASE ACCESS</text:p>
          </table:table-cell>
          <table:covered-table-cell/>
        </table:table-row>
        <table:table-row>
          <table:table-cell table:style-name="Table2.A2" office:value-type="string">
            <text:p text:style-name="P25">REPLACE A NUMBER OF SINGLE INSERTS WITH BULK INSERT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SET INDEXES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B2" table:number-columns-spanned="2" office:value-type="string">
            <text:p text:style-name="P32">CONTROL FLOW</text:p>
          </table:table-cell>
          <table:covered-table-cell/>
        </table:table-row>
        <table:table-row>
          <table:table-cell table:style-name="Table2.A2" office:value-type="string">
            <text:p text:style-name="P40"><text:bookmark-start text:name="__DdeLink__391_231186456"/>CHECK LOOPS AND REPLACE THEM <text:bookmark-end text:name="__DdeLink__391_231186456"/><text:span text:style-name="T6">IF APPLICABLE</text:span>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0">CHECK MAPPINGS AND REPLACE THEM <text:span text:style-name="T6">IF APPLICABLE</text:span>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38">REMOVE ELEMENTS FROM <text:span text:style-name="T5">SOURCE </text:span>COLLECTION WHILE MAPPING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1">IMPLEMENT CONCURRENCY IF APPLICABLE</text:p>
          </table:table-cell>
          <table:table-cell table:style-name="Table2.B2" office:value-type="string">
            <text:p text:style-name="P4"/>
          </table:table-cell>
        </table:table-row>
      </table:table>
      <text:p text:style-name="P13"/>
      <text:p text:style-name="P16">MEASURING PERFORMANCE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RUN TEST CASES FOR LOAD / VOLUME TESTING</text:p>
          </table:table-cell>
          <table:table-cell table:style-name="Table3.B1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22"><text:span text:style-name="T7">COMPARE </text:span>RESULTS OF LOAD / VOLUME TEST<text:span text:style-name="T3">S TO 1ST RUN</text:span></text:p>
          </table:table-cell>
          <table:table-cell table:style-name="Table3.B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2">CHECK RESPONSE TIMES IN BROWSER (NETWORK)</text:p>
          </table:table-cell>
          <table:table-cell table:style-name="Table3.B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2"><text:span text:style-name="T7">COMPARE</text:span> RESPONSE TIMES MEASURED IN BROWSER <text:span text:style-name="T9">TO 1ST RUN</text:span></text:p>
          </table:table-cell>
          <table:table-cell table:style-name="Table3.B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50">REPEAT OPTIMIZATION IF NECESSARY</text:p>
          </table:table-cell>
          <table:table-cell table:style-name="Table3.B2" office:value-type="string">
            <text:p text:style-name="P49"/>
          </table:table-cell>
        </table:table-row>
      </table:table>
      <text:p text:style-name="P19"/>
      <text:p text:style-name="P19"/>
      <text:p text:style-name="P10">FEATURE <text:span text:style-name="T1"><text:s text:c="132"/></text:span></text:p>
      <text:p text:style-name="P12"/>
      <text:p text:style-name="P9">MEASURING PERFORMANCE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HOOSE TOOL FOR <text:bookmark-start text:name="__DdeLink__386_2311864563"/>LOAD / VOLUME TESTING<text:bookmark-end text:name="__DdeLink__386_2311864563"/></text:p>
          </table:table-cell>
          <table:table-cell table:style-name="Table4.B1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24">CREATE TEST CASES FOR LOAD / VOLUME TESTING</text:p>
          </table:table-cell>
          <table:table-cell table:style-name="Table4.B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24">RUN TEST CASES FOR LOAD / VOLUME TESTING</text:p>
          </table:table-cell>
          <table:table-cell table:style-name="Table4.B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24">SAVE RESULTS OF LOAD / VOLUME TEST<text:span text:style-name="T3">S</text:span></text:p>
          </table:table-cell>
          <table:table-cell table:style-name="Table4.B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44">CHECK RESPONSE TIMES IN BROWSER (NETWORK)</text:p>
          </table:table-cell>
          <table:table-cell table:style-name="Table4.B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44"><text:span text:style-name="T2">SAVE</text:span> RESPONSE TIMES MEASURED IN BROWSER</text:p>
          </table:table-cell>
          <table:table-cell table:style-name="Table4.B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30">PRIORITIZE PERFORMANCE <text:bookmark-start text:name="__DdeLink__408_2311864561"/>BOTTLENECKS<text:bookmark-end text:name="__DdeLink__408_2311864561"/></text:p>
          </table:table-cell>
          <table:table-cell table:style-name="Table4.B2" office:value-type="string">
            <text:p text:style-name="P56"/>
          </table:table-cell>
        </table:table-row>
      </table:table>
      <text:p text:style-name="P12"/>
      <text:p text:style-name="P9">OPTIMIZATION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1">API CALLS</text:p>
          </table:table-cell>
          <table:covered-table-cell/>
        </table:table-row>
        <table:table-row>
          <table:table-cell table:style-name="Table5.A2" office:value-type="string">
            <text:p text:style-name="P30">REMOVE UNNECESSARY <text:span text:style-name="T4">API </text:span>CALLS</text:p>
          </table:table-cell>
          <table:table-cell table:style-name="Table5.B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30"><text:bookmark-start text:name="__DdeLink__389_2311864562"/>REPLACE A NUMBER OF SINGLE CALLS WITH BULK REQUEST<text:bookmark-end text:name="__DdeLink__389_2311864562"/></text:p>
          </table:table-cell>
          <table:table-cell table:style-name="Table5.B2" office:value-type="string">
            <text:p text:style-name="P54"/>
          </table:table-cell>
        </table:table-row>
        <table:table-row>
          <table:table-cell table:style-name="Table5.B2" table:number-columns-spanned="2" office:value-type="string">
            <text:p text:style-name="P31">DATABASE ACCESS</text:p>
          </table:table-cell>
          <table:covered-table-cell/>
        </table:table-row>
        <table:table-row>
          <table:table-cell table:style-name="Table5.A2" office:value-type="string">
            <text:p text:style-name="P30">REPLACE A NUMBER OF SINGLE INSERTS WITH BULK INSERT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30">SET INDEXES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B2" table:number-columns-spanned="2" office:value-type="string">
            <text:p text:style-name="P34">CONTROL FLOW</text:p>
          </table:table-cell>
          <table:covered-table-cell/>
        </table:table-row>
        <table:table-row>
          <table:table-cell table:style-name="Table5.A2" office:value-type="string">
            <text:p text:style-name="P40"><text:bookmark-start text:name="__DdeLink__391_2311864562"/>CHECK LOOPS AND REPLACE THEM <text:bookmark-end text:name="__DdeLink__391_2311864562"/><text:span text:style-name="T6">IF APPLICABLE</text:span>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40">CHECK MAPPINGS AND REPLACE THEM <text:span text:style-name="T6">IF APPLICABLE</text:span>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40">REMOVE ELEMENTS FROM <text:span text:style-name="T5">SOURCE </text:span>COLLECTION WHILE MAPPING</text:p>
          </table:table-cell>
          <table:table-cell table:style-name="Table5.B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44">IMPLEMENT CONCURRENCY IF APPLICABLE</text:p>
          </table:table-cell>
          <table:table-cell table:style-name="Table5.B2" office:value-type="string">
            <text:p text:style-name="P37"/>
          </table:table-cell>
        </table:table-row>
      </table:table>
      <text:p text:style-name="P15"/>
      <text:p text:style-name="P18">MEASURING PERFORMANCE</text:p>
      <text:p text:style-name="P1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RUN TEST CASES FOR LOAD / VOLUME TESTING</text:p>
          </table:table-cell>
          <table:table-cell table:style-name="Table6.B1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24"><text:span text:style-name="T7">COMPARE </text:span>RESULTS OF LOAD / VOLUME TEST<text:span text:style-name="T3">S TO 1ST RUN</text:span></text:p>
          </table:table-cell>
          <table:table-cell table:style-name="Table6.B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44">CHECK RESPONSE TIMES IN BROWSER (NETWORK)</text:p>
          </table:table-cell>
          <table:table-cell table:style-name="Table6.B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44"><text:span text:style-name="T7">COMPARE</text:span> RESPONSE TIMES MEASURED IN BROWSER <text:span text:style-name="T9">TO 1ST RUN</text:span></text:p>
          </table:table-cell>
          <table:table-cell table:style-name="Table6.B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52">REPEAT OPTIMIZATION IF NECESSARY</text:p>
          </table:table-cell>
          <table:table-cell table:style-name="Table6.B2" office:value-type="string">
            <text:p text:style-name="P5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11-23T09:33:23.502103892</dc:date>
    <meta:editing-duration>PT1H57M23S</meta:editing-duration>
    <meta:editing-cycles>62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86" meta:character-count="2056" meta:non-whitespace-character-count="1558"/>
  </office:meta>
</office:document-meta>
</file>